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0E40000161A000016D3895538D80CD5BE92.svg" manifest:media-type="image/svg+xml"/>
  <manifest:file-entry manifest:full-path="Pictures/10000201000000D6000000DD7463EF702EF1D8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5cm" svg:stroke-color="#1b1918" draw:stroke-linejoin="miter" svg:stroke-linecap="butt" draw:fill="none" fo:padding-top="0.162cm" fo:padding-bottom="0.162cm" fo:padding-left="0.287cm" fo:padding-right="0.287cm" draw:shadow="hidden"/>
    </style:style>
    <style:style style:name="gr2" style:family="graphic" style:parent-style-name="standard">
      <style:graphic-properties draw:stroke="none" draw:fill="none" fo:min-height="0.712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1cm" svg:stroke-color="#050109" draw:stroke-linejoin="miter" svg:stroke-linecap="butt" draw:fill="non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none" draw:fill="none" fo:min-height="0.729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cm" svg:stroke-color="#1b1918" draw:stroke-linejoin="miter" svg:stroke-linecap="butt" draw:fill="solid" draw:fill-color="#ffffff" fo:padding-top="0.135cm" fo:padding-bottom="0.135cm" fo:padding-left="0.26cm" fo:padding-right="0.26cm" draw:shadow="hidden"/>
    </style:style>
    <style:style style:name="gr6" style:family="graphic" style:parent-style-name="standard">
      <style:graphic-properties draw:stroke="none" draw:fill="none" fo:min-height="0.94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fo:min-height="1.045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cm" svg:stroke-color="#1b1918" draw:stroke-linejoin="miter" svg:stroke-linecap="butt" draw:fill="solid" draw:fill-color="#cccccc" draw:opacity="50%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solid" svg:stroke-width="0.02cm" svg:stroke-color="#1b1918" draw:stroke-linejoin="miter" svg:stroke-linecap="butt" draw:fill="solid" draw:fill-color="#eeeeee" draw:opacity="50%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none" svg:stroke-width="0cm" svg:stroke-color="#1b1918" draw:marker-start-width="0.312cm" draw:marker-end-width="0.312cm" draw:stroke-linejoin="miter" draw:fill="solid" draw:fill-color="#1b1918" draw:opacity="100%" draw:textarea-horizontal-align="justify" draw:textarea-vertical-align="top" draw:auto-grow-height="true" fo:min-height="0cm" fo:min-width="0cm" fo:padding-top="0.162cm" fo:padding-bottom="0.162cm" fo:padding-left="0.287cm" fo:padding-right="0.287cm" draw:shadow="hidden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stroke-linejoin="round" svg:stroke-linecap="butt" draw:fill="none" draw:textarea-vertical-align="middle" draw:auto-grow-height="false" fo:min-height="0.316cm" fo:min-width="0.066cm" fo:padding-top="0.165cm" fo:padding-bottom="0.165cm" fo:padding-left="0.29cm" fo:padding-right="0.29cm" draw:shadow="hidden"/>
    </style:style>
    <style:style style:name="gr12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1.38cm" fo:min-width="1.13cm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1.38cm" fo:min-width="1.03cm" fo:padding-top="0.16cm" fo:padding-bottom="0.16cm" fo:padding-left="0.285cm" fo:padding-right="0.285cm"/>
    </style:style>
    <style:style style:name="gr14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246cm" fo:min-width="0cm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solid" draw:fill-color="#ffffff" fo:min-height="0.446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48cm" fo:min-width="1.53cm" fo:padding-top="0.16cm" fo:padding-bottom="0.16cm" fo:padding-left="0.285cm" fo:padding-right="0.285cm"/>
    </style:style>
    <style:style style:name="gr17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.48cm" fo:min-width="0.73cm" fo:padding-top="0.16cm" fo:padding-bottom="0.16cm" fo:padding-left="0.285cm" fo:padding-right="0.285cm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vertical-align="middle" fo:min-height="3cm" fo:min-width="2.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width="0.1cm" svg:stroke-color="#050109" draw:marker-start-width="0.35cm" draw:marker-end-width="0.35cm" draw:stroke-linejoin="miter" draw:fill="none" draw:textarea-horizontal-align="justify" draw:textarea-vertical-align="top" draw:auto-grow-height="true" fo:min-height="0cm" fo:min-width="0cm" fo:padding-top="0.175cm" fo:padding-bottom="0.175cm" fo:padding-left="0.3cm" fo:padding-right="0.3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cccccc" draw:opacity="50%"/>
    </style:style>
    <style:style style:name="P9" style:family="paragraph">
      <loext:graphic-properties draw:fill="solid" draw:fill-color="#eeeeee" draw:opacity="50%"/>
    </style:style>
    <style:style style:name="P10" style:family="paragraph">
      <loext:graphic-properties draw:fill="solid" draw:fill-color="#1b1918" draw:opacity="100%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="solid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/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color="#1b1918" style:font-name="Arial1" fo:font-size="18pt" style:font-name-asian="Arial1" style:font-size-asian="18pt" style:font-name-complex="Arial1" style:font-size-complex="18pt"/>
    </style:style>
    <style:style style:name="T2" style:family="text">
      <style:text-properties fo:color="#050109" style:font-name="Arial1" fo:font-size="18.5pt" style:font-name-asian="Arial1" style:font-size-asian="18.5pt" style:font-name-complex="Arial1" style:font-size-complex="18.5pt"/>
    </style:style>
    <style:style style:name="T3" style:family="text">
      <style:text-properties fo:color="#1b1918" style:font-name="Arial1" fo:font-size="24pt" style:font-name-asian="Arial1" style:font-size-asian="24pt" style:font-name-complex="Arial1" style:font-size-complex="24pt"/>
    </style:style>
    <style:style style:name="T4" style:family="text">
      <style:text-properties fo:color="#1b1918" style:font-name="Arial1" fo:font-size="10pt" style:font-name-asian="Arial1" style:font-size-asian="10pt" style:font-name-complex="Arial1" style:font-size-complex="10pt"/>
    </style:style>
    <style:style style:name="T5" style:family="text">
      <style:text-properties fo:color="#1b1918" style:font-name="Arial1" fo:font-size="19pt" style:font-name-asian="Arial1" style:font-size-asian="19pt" style:font-name-complex="Arial1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5.999cm" svg:height="1.6cm" svg:x="12cm" svg:y="12.991cm" svg:viewBox="0 0 6000 1601" svg:d="M0 1601v-1302c0-164 135-299 299-299h5401c166 0 300 135 300 299v1302">
          <text:p/>
        </draw:path>
        <draw:frame draw:style-name="gr2" draw:text-style-name="P3" draw:layer="layout" svg:width="6cm" svg:height="0.712cm" svg:x="12cm" svg:y="13.191cm">
          <draw:text-box>
            <text:p text:style-name="P2"><text:span text:style-name="T1">Actuador</text:span></text:p>
          </draw:text-box>
        </draw:frame>
        <draw:g>
          <draw:path draw:style-name="gr3" draw:text-style-name="P1" draw:layer="layout" svg:width="6.59cm" svg:height="6.036cm" svg:x="11.99cm" svg:y="17.063cm" svg:viewBox="0 0 6591 6037" svg:d="M0 319v5398c0 214 112 320 336 320h5918c225 0 337-106 337-320v-5398c0-213-112-319-337-319h-5918c-224 0-336 106-336 319z">
            <text:p/>
          </draw:path>
          <draw:g>
            <draw:frame draw:style-name="gr4" draw:text-style-name="P5" draw:layer="layout" svg:width="4.19cm" svg:height="0.729cm" svg:x="12.51cm" svg:y="17.771cm">
              <draw:text-box>
                <text:p text:style-name="P4"><text:span text:style-name="T2">Alimentación</text:span></text:p>
              </draw:text-box>
            </draw:frame>
            <draw:frame draw:style-name="gr4" draw:text-style-name="P5" draw:layer="layout" svg:width="4.2cm" svg:height="0.729cm" svg:x="12.5cm" svg:y="20.371cm">
              <draw:text-box>
                <text:p text:style-name="P4"><text:span text:style-name="T2">En marcha</text:span></text:p>
              </draw:text-box>
            </draw:frame>
            <draw:frame draw:style-name="gr4" draw:text-style-name="P5" draw:layer="layout" svg:width="4.2cm" svg:height="0.729cm" svg:x="12.5cm" svg:y="21.571cm">
              <draw:text-box>
                <text:p text:style-name="P4"><text:span text:style-name="T2">Actuador</text:span></text:p>
              </draw:text-box>
            </draw:frame>
            <draw:g>
              <draw:path draw:style-name="gr5" draw:text-style-name="P6" draw:layer="layout" svg:width="0.499cm" svg:height="0.499cm" svg:x="17.2cm" svg:y="19.27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18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20.54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  <draw:path draw:style-name="gr5" draw:text-style-name="P6" draw:layer="layout" svg:width="0.499cm" svg:height="0.499cm" svg:x="17.2cm" svg:y="21.81cm" svg:viewBox="0 0 500 500" svg:d="M249 0h1c44 0 87 12 125 33 38 22 70 54 92 92 21 38 33 81 33 125s-12 87-33 125c-22 38-54 70-92 92-38 21-81 33-125 33s-87-12-125-33c-38-22-70-54-92-92-21-38-33-81-33-125s12-87 33-125c22-38 54-70 92-92 38-21 80-33 124-33z">
                <text:p/>
              </draw:path>
            </draw:g>
          </draw:g>
        </draw:g>
        <draw:g>
          <draw:g>
            <draw:path draw:style-name="gr1" draw:text-style-name="P1" draw:layer="layout" svg:width="6cm" svg:height="2.199cm" svg:x="2.999cm" svg:y="3cm" svg:viewBox="0 0 6001 2200" svg:d="M399 2200h-100c-165 0-299-138-299-307v-1587c0-169 134-306 299-306h5403c165 0 299 137 299 306v1587c0 169-134 307-299 307h-100">
              <text:p/>
            </draw:path>
            <draw:frame draw:style-name="gr4" draw:text-style-name="P7" draw:layer="layout" svg:width="6cm" svg:height="0.729cm" svg:x="3cm" svg:y="3.1cm">
              <draw:text-box>
                <text:p text:style-name="P2"><text:span text:style-name="T2">Termocupla K</text:span></text:p>
              </draw:text-box>
            </draw:frame>
            <draw:frame draw:style-name="gr6" draw:text-style-name="P3" draw:layer="layout" svg:width="0.5cm" svg:height="0.945cm" svg:x="4.7cm" svg:y="3.755cm">
              <draw:text-box>
                <text:p><text:span text:style-name="T3">+</text:span></text:p>
              </draw:text-box>
            </draw:frame>
            <draw:frame draw:style-name="gr7" draw:text-style-name="P3" draw:layer="layout" svg:width="0.5cm" svg:height="1.045cm" svg:x="6.6cm" svg:y="3.3cm">
              <draw:text-box>
                <text:p><text:span text:style-name="T3">_</text:span></text:p>
              </draw:text-box>
            </draw:frame>
          </draw:g>
          <draw:g>
            <draw:polygon draw:style-name="gr8" draw:text-style-name="P8" draw:layer="Referencias" svg:width="5.2cm" svg:height="2.3cm" svg:x="3.4cm" svg:y="4.697cm" svg:viewBox="0 0 5201 2301" draw:points="0,0 0,2301 5201,2301 5201,0">
              <text:p/>
            </draw:polygon>
            <draw:polygon draw:style-name="gr8" draw:text-style-name="P8" draw:layer="Referencias" svg:width="3.3cm" svg:height="1.9cm" svg:x="4.35cm" svg:y="4.897cm" svg:viewBox="0 0 3301 1901" draw:points="0,0 0,1901 3301,1901 3301,0">
              <text:p/>
            </draw:polygon>
            <draw:polygon draw:style-name="gr8" draw:text-style-name="P8" draw:layer="Referencias" svg:width="1cm" svg:height="1.7cm" svg:x="4.65cm" svg:y="4.997cm" svg:viewBox="0 0 1001 1701" draw:points="0,0 0,1701 1001,1701 1001,0">
              <text:p/>
            </draw:polygon>
            <draw:polygon draw:style-name="gr8" draw:text-style-name="P8" draw:layer="Referencias" svg:width="1cm" svg:height="1.7cm" svg:x="6.35cm" svg:y="4.997cm" svg:viewBox="0 0 1001 1701" draw:points="0,0 0,1701 1001,1701 1001,0">
              <text:p/>
            </draw:polygon>
          </draw:g>
        </draw:g>
        <draw:g>
          <draw:g>
            <draw:polygon draw:style-name="gr9" draw:text-style-name="P9" draw:layer="Referencias" svg:width="6.8cm" svg:height="2.3cm" svg:x="11.6cm" svg:y="4.699cm" svg:viewBox="0 0 6801 2301" draw:points="0,0 0,2301 6801,2301 6801,0">
              <text:p/>
            </draw:polygon>
            <draw:polygon draw:style-name="gr9" draw:text-style-name="P9" draw:layer="Referencias" svg:width="5cm" svg:height="1.9cm" svg:x="12.5cm" svg:y="4.899cm" svg:viewBox="0 0 5001 1901" draw:points="0,0 0,1901 5001,1901 5001,0">
              <text:p/>
            </draw:polygon>
            <draw:polygon draw:style-name="gr9" draw:text-style-name="P9" draw:layer="Referencias" svg:width="1cm" svg:height="1.7cm" svg:x="12.7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3.9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5.1cm" svg:y="4.999cm" svg:viewBox="0 0 1001 1701" draw:points="0,0 0,1701 1001,1701 1001,0">
              <text:p/>
            </draw:polygon>
            <draw:polygon draw:style-name="gr9" draw:text-style-name="P9" draw:layer="Referencias" svg:width="1cm" svg:height="1.7cm" svg:x="16.3cm" svg:y="4.999cm" svg:viewBox="0 0 1001 1701" draw:points="0,0 0,1701 1001,1701 1001,0">
              <text:p/>
            </draw:polygon>
          </draw:g>
          <draw:g>
            <draw:frame draw:style-name="gr4" draw:text-style-name="P7" draw:layer="layout" svg:width="8cm" svg:height="0.729cm" svg:x="11cm" svg:y="3.1cm">
              <draw:text-box>
                <text:p text:style-name="P2"><text:span text:style-name="T2">Pt100</text:span></text:p>
              </draw:text-box>
            </draw:frame>
            <draw:path draw:style-name="gr10" draw:text-style-name="P10" draw:layer="layout" svg:width="8.075cm" svg:height="2.275cm" svg:x="10.962cm" svg:y="2.963cm" svg:viewBox="0 0 8076 2276" svg:d="M7438 2201h234c29 0 57-4 85-11 28-8 54-19 79-33 25-15 48-32 69-52 20-21 37-44 52-69 14-25 25-51 33-79 7-28 11-56 11-85v-1468c0-29-4-57-11-85-8-28-19-54-33-79-15-25-32-48-52-69-21-20-44-37-69-52-25-14-51-25-79-33-28-7-56-11-85-11h-7268c-29 0-57 4-85 11-28 8-54 19-79 33-25 15-48 32-69 52-20 21-37 44-52 69-14 25-25 51-33 79-7 28-11 56-11 85v1468c0 29 4 57 11 85 8 28 19 54 33 79 15 25 32 48 52 69 21 20 44 37 69 52 25 14 51 25 79 33 28 7 56 11 85 11h234v75h-234c-35 0-70-5-104-14s-67-22-98-40-59-40-84-64c-24-25-46-53-64-84s-31-64-40-98-14-69-14-104v-1468c0-35 5-70 14-104s22-67 40-98 40-59 64-84c25-24 53-46 84-64s64-31 98-40c33-9 68-14 104-14h7268c35 0 70 5 104 14s67 22 98 40 59 40 84 64c24 25 46 53 64 84s31 64 40 98c9 33 14 68 14 104v1468c0 35-5 70-14 104s-22 67-40 98-40 59-64 84c-25 24-53 46-84 64s-64 31-98 40-69 14-104 14h-234z">
              <text:p/>
            </draw:path>
            <draw:frame draw:style-name="gr6" draw:text-style-name="P3" draw:layer="layout" svg:width="0.5cm" svg:height="0.945cm" svg:x="16.6cm" svg:y="3.756cm">
              <draw:text-box>
                <text:p><text:span text:style-name="T3">+</text:span></text:p>
              </draw:text-box>
            </draw:frame>
            <draw:frame draw:style-name="gr7" draw:text-style-name="P3" draw:layer="layout" svg:width="0.5cm" svg:height="1.045cm" svg:x="14.194cm" svg:y="3.301cm">
              <draw:text-box>
                <text:p><text:span text:style-name="T3">_</text:span></text:p>
              </draw:text-box>
            </draw:frame>
            <draw:frame draw:style-name="gr6" draw:text-style-name="P3" draw:layer="layout" svg:width="0.5cm" svg:height="0.945cm" svg:x="15.4cm" svg:y="3.757cm">
              <draw:text-box>
                <text:p><text:span text:style-name="T3">+</text:span></text:p>
              </draw:text-box>
            </draw:frame>
          </draw:g>
        </draw:g>
        <draw:g>
          <draw:path draw:style-name="gr11" draw:text-style-name="P11" draw:layer="layout" svg:width="6.399cm" svg:height="2.999cm" svg:x="11.9cm" svg:y="8.4cm" svg:viewBox="0 0 6400 3000" svg:d="M0 359v2281c0 240 107 360 319 360h5761c213 0 320-120 320-360v-2281c0-239-107-359-320-359h-5761c-212 0-319 120-319 359z">
            <text:p/>
          </draw:path>
          <draw:custom-shape draw:style-name="gr12" draw:text-style-name="P12" draw:layer="layout" svg:width="1.7cm" svg:height="1.7cm" svg:x="12.3cm" svg:y="9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.6cm" svg:height="1.7cm" svg:x="14.2cm" svg:y="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1.6cm" svg:height="1.7cm" svg:x="16cm" svg:y="9.3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1" draw:text-style-name="P11" draw:layer="layout" svg:width="6.699cm" svg:height="2.099cm" svg:x="3cm" svg:y="9.3cm" svg:viewBox="0 0 6700 2100" svg:d="M0 392v1314c0 263 103 394 308 394h6083c206 0 309-131 309-394v-1314c0-261-103-392-309-392h-6083c-205 0-308 131-308 392z">
            <text:p/>
          </draw:path>
          <draw:custom-shape draw:style-name="gr14" draw:text-style-name="P12" draw:layer="layout" svg:width="0.8cm" svg:height="0.8cm" svg:x="8.201cm" svg:y="1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15" draw:text-style-name="P13" draw:layer="layout" svg:width="2.1cm" svg:height="0.446cm" svg:x="5.5cm" svg:y="9.554cm">
              <draw:text-box>
                <text:p text:style-name="P2"><text:span text:style-name="T4">Monitor</text:span></text:p>
              </draw:text-box>
            </draw:frame>
            <draw:custom-shape draw:style-name="gr16" draw:text-style-name="P12" draw:layer="layout" svg:width="2.1cm" svg:height="0.8cm" svg:x="5.501cm" svg:y="10.201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5" draw:text-style-name="P13" draw:layer="layout" svg:width="1.3cm" svg:height="0.446cm" svg:x="3.7cm" svg:y="9.554cm">
              <draw:text-box>
                <text:p text:style-name="P2"><text:span text:style-name="T4">5v in</text:span></text:p>
              </draw:text-box>
            </draw:frame>
            <draw:custom-shape draw:style-name="gr17" draw:text-style-name="P12" draw:layer="layout" svg:width="1.3cm" svg:height="0.8cm" svg:x="3.701cm" svg:y="10.20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8" draw:text-style-name="P2" draw:layer="Referencias" svg:width="5.657cm" svg:height="5.842cm" svg:x="13.875cm" svg:y="16.713cm">
          <draw:image xlink:href="Pictures/100080E40000161A000016D3895538D80CD5BE92.svg" xlink:type="simple" xlink:show="embed" xlink:actuate="onLoad" loext:mime-type="image/svg+xml">
            <text:p/>
          </draw:image>
          <draw:image xlink:href="Pictures/10000201000000D6000000DD7463EF702EF1D8E8.png" xlink:type="simple" xlink:show="embed" xlink:actuate="onLoad" loext:mime-type="image/png"/>
          <svg:title>SVG Picture created as Frente-brd.svg date 2019/11/18 09:46:44 </svg:title>
          <svg:desc>Picture generated by PCBNEW </svg:desc>
        </draw:frame>
        <draw:g>
          <draw:frame draw:style-name="gr19" draw:text-style-name="P15" draw:layer="layout" svg:width="3.5cm" svg:height="3cm" svg:x="2.501cm" svg:y="18.001cm">
            <draw:text-box>
              <text:p text:style-name="P14"><text:span text:style-name="T5">DETENER</text:span></text:p>
            </draw:text-box>
          </draw:frame>
          <draw:path draw:style-name="gr5" draw:text-style-name="P16" draw:layer="layout" svg:width="1.56cm" svg:height="1.56cm" svg:x="6.742cm" svg:y="18.67cm" svg:viewBox="0 0 1561 1561" svg:d="M781 0h-1c138 0 272 36 391 105 118 68 217 167 285 285 69 119 105 253 105 390v1c0 137-36 271-105 390-68 118-167 217-285 285-119 69-253 105-390 105-138 0-272-36-391-105-118-68-217-167-285-285-69-119-105-253-105-390 0-138 36-272 105-391 68-118 167-217 285-285 119-69 253-105 390-105z">
            <text:p/>
          </draw:path>
          <draw:custom-shape draw:style-name="gr20" draw:text-style-name="P17" draw:layer="layout" svg:width="7cm" svg:height="3cm" svg:x="2.001cm" svg:y="18.0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erencias" draw:display="screen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07T18:23:09.989000000</dc:date>
    <meta:editing-duration>PT32M12S</meta:editing-duration>
    <meta:editing-cycles>7</meta:editing-cycles>
    <meta:generator>LibreOffice/6.4.0.3$Windows_X86_64 LibreOffice_project/b0a288ab3d2d4774cb44b62f04d5d28733ac6df8</meta:generator>
    <meta:document-statistic meta:object-count="57"/>
  </office:meta>
</office:document-meta>
</file>